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style:font-name="Arial2" fo:font-size="11pt" style:font-size-asian="11pt" style:font-size-complex="11pt"/>
    </style:style>
    <style:style style:name="P3" style:family="paragraph" style:parent-style-name="UrbanBody">
      <style:text-properties style:font-name="Arial2" fo:font-size="11pt" fo:font-weight="normal" style:font-size-asian="11pt" style:font-weight-asian="normal" style:font-size-complex="11pt" style:font-weight-complex="normal"/>
    </style:style>
    <style:style style:name="P4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Arial2" fo:font-size="11pt" fo:font-weight="bold" style:font-size-asian="11pt" style:font-weight-asian="bold" style:font-size-complex="11pt"/>
    </style:style>
    <style:style style:name="P6" style:family="paragraph" style:parent-style-name="Standard">
      <style:text-properties style:font-name="Arial2" fo:font-size="11pt" fo:font-weight="normal" style:font-size-asian="11pt" style:font-weight-asian="normal" style:font-size-complex="11pt" style:font-weight-complex="normal"/>
    </style:style>
    <style:style style:name="P7" style:family="paragraph" style:parent-style-name="Frame_20_contents">
      <style:paragraph-properties fo:text-align="start" style:justify-single-word="false"/>
      <style:text-properties style:font-name="Arial2" fo:font-size="12pt" officeooo:paragraph-rsid="0021ddc6" style:font-size-asian="12pt" style:font-size-complex="12pt"/>
    </style:style>
    <style:style style:name="P8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216ff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9" style:family="paragraph" style:parent-style-name="Standard">
      <style:text-properties style:text-underline-style="none" fo:font-weight="bold" officeooo:paragraph-rsid="0021ddc6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2" fo:font-size="11pt" officeooo:paragraph-rsid="0021ddc6" style:font-size-asian="11pt" style:font-size-complex="11pt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2" fo:font-size="10pt" officeooo:paragraph-rsid="0021ddc6" style:font-size-asian="10pt" style:font-size-complex="10pt"/>
    </style:style>
    <style:style style:name="P12" style:family="paragraph" style:parent-style-name="UrbanBody">
      <style:paragraph-properties fo:text-align="end" style:justify-single-word="false"/>
      <style:text-properties style:text-underline-style="none" fo:font-weight="bold" style:font-weight-asian="bold" style:font-weight-complex="bold"/>
    </style:style>
    <style:style style:name="P13" style:family="paragraph" style:parent-style-name="UrbanBody">
      <style:text-properties style:font-name="Arial2" fo:font-size="11pt" style:font-size-asian="11pt" style:font-size-complex="11pt"/>
    </style:style>
    <style:style style:name="P14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216ff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15" style:family="paragraph" style:parent-style-name="UrbanTitle">
      <style:text-properties style:text-underline-style="none" fo:font-weight="bold" officeooo:paragraph-rsid="0021ddc6" style:font-weight-asian="bold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-complex="Arial2"/>
    </style:style>
    <style:style style:name="T7" style:family="text">
      <style:text-properties officeooo:rsid="0020a44d" style:font-name-complex="Arial2"/>
    </style:style>
    <style:style style:name="T8" style:family="text">
      <style:text-properties fo:letter-spacing="-0.005cm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2" style:font-size-complex="11pt" style:font-style-complex="italic" style:font-weight-complex="normal"/>
    </style:style>
    <style:style style:name="T12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13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2" style:font-size-complex="11pt" style:font-style-complex="italic" style:font-weight-complex="normal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0"><office:annotation><dc:creator>Gauthier Bastien</dc:creator><dc:date>2011-01-13T14:56:41</dc:date><text:p text:style-name="P16"><text:span text:style-name="T14">do text</text:span></text:p><text:p text:style-name="P16"><text:span text:style-name="T14">from document(at=header, format='odt')</text:span></text:p></office:annotation><text:span text:style-name="T4">Import depuis header.odt</text:span></text:p>
          </table:table-cell>
          <table:table-cell table:style-name="Tableau1.A1" office:value-type="string">
            <text:p text:style-name="P11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7"><text:span text:style-name="T12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3"><text:s/></text:span><text:span text:style-name="T12"><text:conditional-text text:condition="ooow:&quot;view.do_mailing()&quot;" text:string-value-if-true="&quot;mailed_data.name1&quot;" text:string-value-if-false="">mailed_data.name1</text:conditional-text></text:span><text:span text:style-name="T13"><text:s/></text:span><text:span text:style-name="T12"><text:conditional-text text:condition="ooow:&quot;view.do_mailing()&quot;" text:string-value-if-true="&quot;mailed_data.name2&quot;" text:string-value-if-false="">mailed_data.name2</text:conditional-text></text:span><text:span text:style-name="T13"><text:line-break/></text:span><text:span text:style-name="T12"><text:conditional-text text:condition="ooow:&quot;view.do_mailing()&quot;" text:string-value-if-true="&quot;mailed_data.street&quot;" text:string-value-if-false="">mailed_data.street</text:conditional-text></text:span><text:span text:style-name="T12">, </text:span><text:span text:style-name="T12"><text:conditional-text text:condition="ooow:&quot;view.do_mailing()&quot;" text:string-value-if-true="&quot;mailed_data.number&quot;" text:string-value-if-false="">mailed_data.number</text:conditional-text></text:span><text:span text:style-name="T13"><text:line-break/></text:span><text:span text:style-name="T12"><text:conditional-text text:condition="ooow:&quot;view.do_mailing()&quot;" text:string-value-if-true="&quot;mailed_data.zipcode&quot;" text:string-value-if-false="">mailed_data.zipcode</text:conditional-text></text:span><text:span text:style-name="T12"> </text:span><text:span text:style-name="T12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9"/>
      <text:p text:style-name="P15">Déclaration environnementale: transmis de la décision du collège</text:p>
      <text:p text:style-name="P3"/>
      <text:p text:style-name="P2"><text:span text:style-name="T5"><office:annotation><dc:creator>Gauthier Bastien</dc:creator><dc:date>2011-01-13T14:56:41</dc:date><text:p text:style-name="P16"><text:span text:style-name="T14">do text</text:span></text:p><text:p text:style-name="P16"><text:span text:style-name="T14">from document(at=reference, format='odt')</text:span></text:p></office:annotation></text:span><text:span text:style-name="T5">Import depuis reference.odt</text:span></text:p>
      <text:p text:style-name="P2"/>
      <text:p text:style-name="P8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2"/>
      <text:p text:style-name="P2"><text:span text:style-name="T6">Conformément à l'article 14 du décret du 11 mars 1999 relatif au permis d'environnement, nous avons l'honneur de vous transmettre copie de la séance du Collège du </text:span><text:span text:style-name="T6"><text:text-input text:description="Evénement-Date de la décision">licence_view.format_date(self.getLastLicenceDelivery().getDecisionDate())</text:text-input></text:span><text:span text:style-name="T6"><text:s/></text:span><text:span text:style-name="T8">p</text:span><text:span text:style-name="T6">ar laquelle le </text:span><text:span text:style-name="T7">C</text:span><text:span text:style-name="T6">ollège prend acte de votre déclaration concernant :</text:span></text:p>
      <text:section text:style-name="Sect1" text:name="Section1">
        <text:p text:style-name="P5"><office:annotation><dc:creator>Simon Delcourt</dc:creator><dc:date>2012-12-04T15:36:36</dc:date><text:p text:style-name="P16"><text:span text:style-name="T18">do section for rubric in self.getRubrics()</text:span></text:p></office:annotation><text:span text:style-name="T9">N° </text:span><text:span text:style-name="T9"><text:text-input text:description="Permis de bâtir-Objet du permis">rubric.getNumber()</text:text-input></text:span><text:span text:style-name="T9">, Classe </text:span><text:span text:style-name="T9"><text:text-input text:description="Permis de bâtir-Objet du permis">rubric.getClass()</text:text-input></text:span><text:span text:style-name="T9"> :</text:span></text:p>
        <text:p text:style-name="P6"><office:annotation><dc:creator>Simon Delcourt</dc:creator><dc:date>2012-12-04T15:53:13</dc:date><text:p><text:span text:style-name="T17">do text </text:span></text:p><text:p>from xhtml(self.portal_urban.decorateHTML('UrbanBody',rubric.getFormattedDescription()))</text:p></office:annotation></text:p>
      </text:section>
      <text:p text:style-name="P2"/>
      <text:p text:style-name="P14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2"/>
      <text:p text:style-name="P2"/>
      <text:p text:style-name="P2"><text:span text:style-name="T3"><office:annotation><dc:creator>sde </dc:creator><dc:date>2011-07-27T10:02:32</dc:date><text:p text:style-name="P16"><text:span text:style-name="T15">do text</text:span></text:p><text:p text:style-name="P16"><text:span text:style-name="T16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>
      <style:text-properties style:font-name="Arial" fo:font-family="Arial" style:font-style-name="Normal" style:font-family-generic="swiss" style:font-pitch="variable" fo:font-size="11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Negreta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2T13:43:19.170169807</dc:date>
    <meta:editing-duration>PT12H56M8S</meta:editing-duration>
    <meta:editing-cycles>73</meta:editing-cycles>
    <meta:generator>LibreOffice/6.3.5.2$Linux_X86_64 LibreOffice_project/30$Build-2</meta:generator>
    <meta:document-statistic meta:table-count="1" meta:image-count="0" meta:object-count="0" meta:page-count="1" meta:paragraph-count="12" meta:word-count="99" meta:character-count="890" meta:non-whitespace-character-count="814"/>
  </office:meta>
</office:document-meta>
</file>